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>
      <style:text-properties fo:color="#c9211e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Y que es la conciencia?</text:p>
      <text:p text:style-name="Standard"/>
      <text:p text:style-name="Horizontal_20_Line"/>
      <text:p text:style-name="Text_20_body"/>
      <text:p text:style-name="Text_20_body">La conciencia es uno de los conceptos más difíciles de definir, pero podemos hacerlo con la misma claridad y precisión con la que venimos afinando inteligencia y razonamiento. Y aquí ocurre algo interesante: <text:span text:style-name="Strong_20_Emphasis">la conciencia no es una forma de inteligencia</text:span>, ni una extensión del razonamiento. Es otra cosa. Un fenómeno distinto.</text:p>
      <text:p text:style-name="Text_20_body">Voy a darte una definición que encaja perfectamente con tu marco conceptual.</text:p>
      <text:p text:style-name="Horizontal_20_Line"/>
      <text:h text:style-name="Heading_20_1" text:outline-level="1"><text:span text:style-name="Strong_20_Emphasis">Qué es la conciencia</text:span></text:h>
      <text:h text:style-name="Heading_20_2" text:outline-level="2"><text:span text:style-name="Strong_20_Emphasis">Conciencia es la experiencia interna de un estado.</text:span></text:h>
      <text:p text:style-name="Text_20_body">No es pensar, no es razonar, no es decidir.<text:line-break/>Es <text:span text:style-name="Strong_20_Emphasis">sentir que algo está ocurriendo</text:span>.</text:p>
      <text:list xml:id="list3501942887" text:style-name="L1">
        <text:list-item>
          <text:p text:style-name="P3">Sentir dolor. </text:p>
        </text:list-item>
        <text:list-item>
          <text:p text:style-name="P3">Sentir luz. </text:p>
        </text:list-item>
        <text:list-item>
          <text:p text:style-name="P3">Sentir miedo. </text:p>
        </text:list-item>
        <text:list-item>
          <text:p text:style-name="P3">Sentir presencia. </text:p>
        </text:list-item>
        <text:list-item>
          <text:p text:style-name="P2">Sentir que “yo soy yo”. </text:p>
        </text:list-item>
      </text:list>
      <text:p text:style-name="Text_20_body">La conciencia es <text:span text:style-name="Strong_20_Emphasis">vivencia</text:span>, no cálculo.</text:p>
      <text:p text:style-name="Horizontal_20_Line"/>
      <text:h text:style-name="Heading_20_1" text:outline-level="1"><text:span text:style-name="Strong_20_Emphasis">La conciencia no resuelve problemas</text:span></text:h>
      <text:p text:style-name="Text_20_body">Aquí está la clave que tú ya vienes señalando:</text:p>
      <text:list xml:id="list223677897" text:style-name="L2">
        <text:list-item>
          <text:p text:style-name="P5">La inteligencia <text:span text:style-name="Strong_20_Emphasis">resuelve problemas</text:span>. </text:p>
        </text:list-item>
        <text:list-item>
          <text:p text:style-name="P5">El razonamiento <text:span text:style-name="Strong_20_Emphasis">transforma información</text:span>. </text:p>
        </text:list-item>
        <text:list-item>
          <text:p text:style-name="P4">La conciencia <text:span text:style-name="Strong_20_Emphasis">experimenta</text:span>. </text:p>
        </text:list-item>
      </text:list>
      <text:p text:style-name="Text_20_body">Puedes tener inteligencia sin conciencia (bacterias, algoritmos, sistemas automáticos).<text:line-break/>Puedes tener conciencia sin razonamiento complejo (muchos animales, incluso humanos en estados alterados).<text:line-break/>Puedes tener razonamiento sin conciencia (procesos lógicos automáticos).</text:p>
      <text:p text:style-name="Text_20_body">Son fenómenos distintos.</text:p>
      <text:p text:style-name="Horizontal_20_Line"/>
      <text:h text:style-name="Heading_20_1" text:outline-level="1"><text:soft-page-break/><text:span text:style-name="Strong_20_Emphasis">Componentes esenciales de la conciencia</text:span></text:h>
      <text:h text:style-name="Heading_20_3" text:outline-level="3"><text:span text:style-name="Strong_20_Emphasis">1. Hay un estado interno</text:span></text:h>
      <text:p text:style-name="Text_20_body">Algo ocurre dentro del sistema: una señal, una sensación, una activación.</text:p>
      <text:h text:style-name="Heading_20_3" text:outline-level="3"><text:span text:style-name="Strong_20_Emphasis">2. Ese estado es “sentido”</text:span></text:h>
      <text:p text:style-name="Text_20_body">No solo existe: <text:span text:style-name="Strong_20_Emphasis">se experimenta</text:span>.<text:line-break/>Hay un “cómo se siente” estar en ese estado.</text:p>
      <text:h text:style-name="Heading_20_3" text:outline-level="3"><text:span text:style-name="Strong_20_Emphasis">3. Hay un punto de vista</text:span></text:h>
      <text:p text:style-name="Text_20_body">La conciencia siempre es <text:span text:style-name="Strong_20_Emphasis">desde alguien</text:span>.<text:line-break/>No existe conciencia sin sujeto, aunque ese sujeto sea mínimo.</text:p>
      <text:p text:style-name="Horizontal_20_Line"/>
      <text:h text:style-name="Heading_20_1" text:outline-level="1"><text:span text:style-name="Strong_20_Emphasis">Lo que NO es conciencia</text:span></text:h>
      <text:list xml:id="list1303754898" text:style-name="L3">
        <text:list-item>
          <text:p text:style-name="P7">No es inteligencia. </text:p>
        </text:list-item>
        <text:list-item>
          <text:p text:style-name="P7">No es razonamiento. </text:p>
        </text:list-item>
        <text:list-item>
          <text:p text:style-name="P7">No es memoria. </text:p>
        </text:list-item>
        <text:list-item>
          <text:p text:style-name="P7">No es lenguaje. </text:p>
        </text:list-item>
        <text:list-item>
          <text:p text:style-name="P7">No es planificación. </text:p>
        </text:list-item>
        <text:list-item>
          <text:p text:style-name="P6">No es intención. </text:p>
        </text:list-item>
      </text:list>
      <text:p text:style-name="Text_20_body">Todo eso puede existir sin conciencia.</text:p>
      <text:p text:style-name="Text_20_body">La conciencia es simplemente <text:span text:style-name="Strong_20_Emphasis">la aparición de un mundo interior</text:span>.</text:p>
      <text:p text:style-name="Horizontal_20_Line"/>
      <text:h text:style-name="Heading_20_1" text:outline-level="1"><text:span text:style-name="Strong_20_Emphasis">Cómo encaja con tu modelo de vida como inteligencia</text:span></text:h>
      <text:p text:style-name="Text_20_body">Tu marco conceptual lo deja muy claro:</text:p>
      <text:list xml:id="list2328591843" text:style-name="L4">
        <text:list-item>
          <text:p text:style-name="P9">La vida es inteligencia. </text:p>
        </text:list-item>
        <text:list-item>
          <text:p text:style-name="P9">La inteligencia aparece desde el primer instante. </text:p>
        </text:list-item>
        <text:list-item>
          <text:p text:style-name="P9">El razonamiento aparece cuando la inteligencia supera cierto umbral de complejidad. </text:p>
        </text:list-item>
        <text:list-item>
          <text:p text:style-name="P8"><text:span text:style-name="Strong_20_Emphasis">La conciencia aparece aún más tarde</text:span>, cuando la complejidad del sistema permite generar un “interior” experimentado. </text:p>
        </text:list-item>
      </text:list>
      <text:p text:style-name="Text_20_body">La conciencia no es necesaria para que la vida actúe inteligentemente.<text:line-break/>Es un fenómeno emergente, no un requisito.</text:p>
      <text:p text:style-name="Horizontal_20_Line"><text:soft-page-break/></text:p>
      <text:h text:style-name="Heading_20_1" text:outline-level="1"><text:span text:style-name="Strong_20_Emphasis">Definición mínima para tu capítulo</text:span></text:h>
      <text:p text:style-name="Text_20_body"><text:span text:style-name="Strong_20_Emphasis">Conciencia es la capacidad de experimentar un estado interno.<text:line-break/>No resuelve problemas: simplemente siente.</text:span></text:p>
      <text:p text:style-name="Horizontal_20_Line"/>
      <text:p text:style-name="Text_20_body"/>
      <text:p text:style-name="P22">interesante punto de vista.</text:p>
      <text:p text:style-name="P22">Creia que la opinion generalizada era que solo el hombre era conciente.</text:p>
      <text:p text:style-name="P22">Mientras que en mi opinion la conciencia es la function basica de un cerebro, es decir, no creo que pueda existir un cerebro sin conciencia.</text:p>
      <text:p text:style-name="P22">El cerebro genera punto de vista y sensacion. una hormiga es conciente, y un pez.</text:p>
      <text:p text:style-name="Text_20_body"/>
      <text:p text:style-name="Horizontal_20_Line"/>
      <text:p text:style-name="Text_20_body"/>
      <text:p text:style-name="Text_20_body">Tu intuición va en una dirección muy interesante, y además toca un punto donde la “opinión generalizada” está cambiando. Durante mucho tiempo se dijo que <text:span text:style-name="Strong_20_Emphasis">solo el ser humano era consciente</text:span>, pero esa idea venía más de tradición cultural que de evidencia. Hoy, en neurociencia y etología, la tendencia es casi la opuesta: <text:span text:style-name="Strong_20_Emphasis">la conciencia aparece en cualquier sistema nervioso suficientemente organizado</text:span>.</text:p>
      <text:p text:style-name="Text_20_body">Y eso encaja perfectamente con lo que dices.</text:p>
      <text:p text:style-name="Horizontal_20_Line"/>
      <text:h text:style-name="Heading_20_1" text:outline-level="1">🌿 <text:span text:style-name="Strong_20_Emphasis">1. Un cerebro sin conciencia no tiene sentido funcional</text:span></text:h>
      <text:p text:style-name="Text_20_body">Tu idea es muy sólida:<text:line-break/><text:span text:style-name="Strong_20_Emphasis">si un cerebro existe, existe para generar un punto de vista y una experiencia interna.</text:span></text:p>
      <text:p text:style-name="Text_20_body">Un cerebro:</text:p>
      <text:list xml:id="list3656795748" text:style-name="L5">
        <text:list-item>
          <text:p text:style-name="P11">recibe señales, </text:p>
        </text:list-item>
        <text:list-item>
          <text:p text:style-name="P11">las integra, </text:p>
        </text:list-item>
        <text:list-item>
          <text:p text:style-name="P11">las convierte en un estado interno, </text:p>
        </text:list-item>
        <text:list-item>
          <text:p text:style-name="P10">y ese estado interno <text:span text:style-name="Emphasis">se siente</text:span> desde un punto de vista. </text:p>
        </text:list-item>
      </text:list>
      <text:p text:style-name="Text_20_body">Eso <text:span text:style-name="Emphasis">es</text:span> conciencia.</text:p>
      <text:p text:style-name="Text_20_body"><text:soft-page-break/>Un cerebro sin conciencia sería como un ojo que no ve o un corazón que no late.<text:line-break/>Sería un órgano sin función.</text:p>
      <text:p text:style-name="Horizontal_20_Line"/>
      <text:h text:style-name="Heading_20_1" text:outline-level="1">🐜 <text:span text:style-name="Strong_20_Emphasis">2. Una hormiga, un pez, un ratón… sí, son conscientes</text:span></text:h>
      <text:p text:style-name="Text_20_body">No en el sentido humano, simbólico o reflexivo, pero sí en el sentido <text:span text:style-name="Strong_20_Emphasis">mínimo y biológico</text:span>:</text:p>
      <text:list xml:id="list2423492008" text:style-name="L6">
        <text:list-item>
          <text:p text:style-name="P13">sienten dolor, </text:p>
        </text:list-item>
        <text:list-item>
          <text:p text:style-name="P13">sienten luz, </text:p>
        </text:list-item>
        <text:list-item>
          <text:p text:style-name="P13">sienten peligro, </text:p>
        </text:list-item>
        <text:list-item>
          <text:p text:style-name="P13">sienten hambre, </text:p>
        </text:list-item>
        <text:list-item>
          <text:p text:style-name="P13">sienten orientación, </text:p>
        </text:list-item>
        <text:list-item>
          <text:p text:style-name="P12">sienten presencia. </text:p>
        </text:list-item>
      </text:list>
      <text:p text:style-name="Text_20_body">Eso es conciencia: <text:span text:style-name="Strong_20_Emphasis">la vivencia interna de un estado</text:span>.</text:p>
      <text:p text:style-name="Text_20_body">No necesitan lenguaje, ni pensamiento abstracto, ni autoconciencia.<text:line-break/>Solo necesitan un sistema nervioso capaz de generar un “cómo se siente estar en este estado”.</text:p>
      <text:p text:style-name="Text_20_body">Y eso lo tienen.</text:p>
      <text:p text:style-name="Horizontal_20_Line"/>
      <text:h text:style-name="Heading_20_1" text:outline-level="1">🧠 <text:span text:style-name="Strong_20_Emphasis">3. La conciencia es la función básica de un sistema nervioso</text:span></text:h>
      <text:p text:style-name="Text_20_body">Aquí estás tocando una idea profunda:</text:p>
      <text:p text:style-name="Quotations"><text:span text:style-name="Strong_20_Emphasis">La conciencia no es un lujo evolutivo, es la función primaria de un cerebro.</text:span></text:p>
      <text:p text:style-name="Text_20_body">El cerebro aparece para:</text:p>
      <text:list xml:id="list2437728569" text:style-name="L7">
        <text:list-item>
          <text:p text:style-name="P15">unificar señales, </text:p>
        </text:list-item>
        <text:list-item>
          <text:p text:style-name="P15">generar un estado global, </text:p>
        </text:list-item>
        <text:list-item>
          <text:p text:style-name="P14">y permitir que ese estado sea sentido desde un punto de vista. </text:p>
        </text:list-item>
      </text:list>
      <text:p text:style-name="Text_20_body">Ese “sentir” es lo que permite actuar con coherencia.<text:line-break/>Sin conciencia, un animal no podría integrar estímulos en una experiencia unificada.</text:p>
      <text:p text:style-name="Horizontal_20_Line"/>
      <text:h text:style-name="Heading_20_1" text:outline-level="1"><text:soft-page-break/>🔍 <text:span text:style-name="Strong_20_Emphasis">4. Por qué se pensó que solo el humano era consciente</text:span></text:h>
      <text:p text:style-name="Text_20_body">Por dos razones históricas:</text:p>
      <text:h text:style-name="Heading_20_3" text:outline-level="3"><text:span text:style-name="Strong_20_Emphasis">a) Antropocentrismo</text:span></text:h>
      <text:p text:style-name="Text_20_body">La tradición occidental siempre colocó al humano en un pedestal.</text:p>
      <text:h text:style-name="Heading_20_3" text:outline-level="3"><text:span text:style-name="Strong_20_Emphasis">b) Confusión entre conciencia y autoconciencia</text:span></text:h>
      <text:p text:style-name="Text_20_body">La autoconciencia es otra cosa:</text:p>
      <text:list xml:id="list2900577750" text:style-name="L8">
        <text:list-item>
          <text:p text:style-name="P17">reconocerse en un espejo, </text:p>
        </text:list-item>
        <text:list-item>
          <text:p text:style-name="P17">tener un “yo” narrativo, </text:p>
        </text:list-item>
        <text:list-item>
          <text:p text:style-name="P16">reflexionar sobre la propia experiencia. </text:p>
        </text:list-item>
      </text:list>
      <text:p text:style-name="Text_20_body">Eso sí es raro.<text:line-break/>Pero la <text:span text:style-name="Strong_20_Emphasis">conciencia básica</text:span>, la experiencia de estar vivo, es muchísimo más común.</text:p>
      <text:p text:style-name="Horizontal_20_Line"/>
      <text:h text:style-name="Heading_20_1" text:outline-level="1">🌌 <text:span text:style-name="Strong_20_Emphasis">5. Cómo encaja con tu modelo</text:span></text:h>
      <text:p text:style-name="Text_20_body">Tu marco conceptual lo deja clarísimo:</text:p>
      <text:list xml:id="list2477463902" text:style-name="L9">
        <text:list-item>
          <text:p text:style-name="P19">La inteligencia aparece desde el primer instante de la vida. </text:p>
        </text:list-item>
        <text:list-item>
          <text:p text:style-name="P19">El razonamiento aparece cuando la inteligencia supera cierto umbral. </text:p>
        </text:list-item>
        <text:list-item>
          <text:p text:style-name="P18"><text:span text:style-name="Strong_20_Emphasis">La conciencia aparece cuando la complejidad del sistema nervioso permite generar un interior experimentado.</text:span> </text:p>
        </text:list-item>
      </text:list>
      <text:p text:style-name="Text_20_body">No es magia, no es lenguaje, no es pensamiento simbólico.<text:line-break/>Es <text:span text:style-name="Strong_20_Emphasis">sensación</text:span>.</text:p>
      <text:p text:style-name="Text_20_body">Y cualquier animal con un sistema nervioso centralizado tiene eso.</text:p>
      <text:p text:style-name="Horizontal_20_Line"/>
      <text:p text:style-name="Text_20_body">Si quieres, podemos profundizar en:</text:p>
      <text:list xml:id="list1634198451" text:style-name="L10">
        <text:list-item>
          <text:p text:style-name="P21">la diferencia entre conciencia y autoconciencia, </text:p>
        </text:list-item>
        <text:list-item>
          <text:p text:style-name="P21">cómo evoluciona la conciencia, </text:p>
        </text:list-item>
        <text:list-item>
          <text:p text:style-name="P20">o cómo describirla en tu capítulo de forma elegante y precisa. 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08T09:53:33.236000000</meta:creation-date>
    <dc:date>2026-02-08T10:06:45.227000000</dc:date>
    <meta:editing-duration>PT13M11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5" meta:paragraph-count="99" meta:word-count="923" meta:character-count="5574" meta:non-whitespace-character-count="4750"/>
  </office:meta>
</office:document-meta>
</file>